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c80c5" officeooo:paragraph-rsid="000c80c5"/>
    </style:style>
    <style:style style:name="P2" style:family="paragraph" style:parent-style-name="Text_20_body">
      <style:text-properties officeooo:rsid="000c80c5" officeooo:paragraph-rsid="000c80c5"/>
    </style:style>
    <style:style style:name="P3" style:family="paragraph" style:parent-style-name="Text_20_body">
      <style:text-properties style:text-position="0% 100%" style:font-name="Noto Sans Mono CJK JP Regular" officeooo:rsid="00227930" officeooo:paragraph-rsid="0022e766"/>
    </style:style>
    <style:style style:name="P4" style:family="paragraph" style:parent-style-name="Text_20_body">
      <style:text-properties style:text-position="0% 100%" style:font-name="Noto Sans Mono CJK JP Regular" officeooo:rsid="00227930" officeooo:paragraph-rsid="00428886"/>
    </style:style>
    <style:style style:name="P5" style:family="paragraph" style:parent-style-name="Text_20_body">
      <style:text-properties style:text-position="0% 100%" style:font-name="Noto Sans Mono CJK JP Regular" officeooo:rsid="00227930" officeooo:paragraph-rsid="008699ef"/>
    </style:style>
    <style:style style:name="P6" style:family="paragraph" style:parent-style-name="Text_20_body">
      <style:text-properties officeooo:rsid="00428886" officeooo:paragraph-rsid="00428886"/>
    </style:style>
    <style:style style:name="P7" style:family="paragraph" style:parent-style-name="Text_20_body">
      <style:text-properties officeooo:rsid="00575685" officeooo:paragraph-rsid="00575685"/>
    </style:style>
    <style:style style:name="P8" style:family="paragraph" style:parent-style-name="Text_20_body">
      <style:text-properties officeooo:rsid="005a010f" officeooo:paragraph-rsid="005a010f"/>
    </style:style>
    <style:style style:name="P9" style:family="paragraph" style:parent-style-name="Text_20_body">
      <style:text-properties officeooo:rsid="00930c83" officeooo:paragraph-rsid="00946ad4"/>
    </style:style>
    <style:style style:name="P10" style:family="paragraph" style:parent-style-name="Text_20_body">
      <style:text-properties officeooo:rsid="00c8ab5a" officeooo:paragraph-rsid="00c8ab5a"/>
    </style:style>
    <style:style style:name="P11" style:family="paragraph" style:parent-style-name="Heading_20_3">
      <style:text-properties officeooo:rsid="002d70e7" officeooo:paragraph-rsid="002d70e7"/>
    </style:style>
    <style:style style:name="P12" style:family="paragraph" style:parent-style-name="Heading_20_3">
      <style:text-properties officeooo:rsid="00428886" officeooo:paragraph-rsid="00428886"/>
    </style:style>
    <style:style style:name="P13" style:family="paragraph" style:parent-style-name="Heading_20_3">
      <style:text-properties officeooo:rsid="004425d7" officeooo:paragraph-rsid="004425d7"/>
    </style:style>
    <style:style style:name="P14" style:family="paragraph" style:parent-style-name="Heading_20_3">
      <style:text-properties officeooo:rsid="005e8cfd" officeooo:paragraph-rsid="005e8cfd"/>
    </style:style>
    <style:style style:name="P15" style:family="paragraph" style:parent-style-name="Heading_20_3">
      <style:text-properties officeooo:paragraph-rsid="00a79247"/>
    </style:style>
    <style:style style:name="P16" style:family="paragraph" style:parent-style-name="Heading_20_2">
      <style:text-properties officeooo:rsid="005a010f" officeooo:paragraph-rsid="005e8cfd"/>
    </style:style>
    <style:style style:name="P17" style:family="paragraph" style:parent-style-name="Heading_20_2">
      <style:text-properties officeooo:rsid="00972207" officeooo:paragraph-rsid="00972207"/>
    </style:style>
    <style:style style:name="P18" style:family="paragraph" style:parent-style-name="Code">
      <style:text-properties officeooo:paragraph-rsid="00428886"/>
    </style:style>
    <style:style style:name="P19" style:family="paragraph" style:parent-style-name="Code">
      <style:text-properties officeooo:rsid="004425d7" officeooo:paragraph-rsid="00575685"/>
    </style:style>
    <style:style style:name="T1" style:family="text">
      <style:text-properties style:text-position="0% 100%" style:font-name="Noto Sans Mono CJK JP Regular" officeooo:rsid="00227930"/>
    </style:style>
    <style:style style:name="T2" style:family="text">
      <style:text-properties style:text-position="0% 100%" style:font-name="Noto Sans Mono CJK JP Regular" officeooo:rsid="0062c104"/>
    </style:style>
    <style:style style:name="T3" style:family="text">
      <style:text-properties style:text-position="0% 100%" style:font-name="Noto Sans Mono CJK JP Regular" officeooo:rsid="00670b11"/>
    </style:style>
    <style:style style:name="T4" style:family="text">
      <style:text-properties style:text-position="0% 100%" style:font-name="Noto Sans Mono CJK JP Regular" officeooo:rsid="00768b24"/>
    </style:style>
    <style:style style:name="T5" style:family="text">
      <style:text-properties style:text-position="0% 100%" style:font-name="Noto Sans Mono CJK JP Regular" officeooo:rsid="006f5f32"/>
    </style:style>
    <style:style style:name="T6" style:family="text">
      <style:text-properties style:text-position="0% 100%" style:font-name="Noto Sans Mono CJK JP Regular" officeooo:rsid="007b27a3"/>
    </style:style>
    <style:style style:name="T7" style:family="text">
      <style:text-properties officeooo:rsid="00209f32"/>
    </style:style>
    <style:style style:name="T8" style:family="text">
      <style:text-properties officeooo:rsid="0021fa28"/>
    </style:style>
    <style:style style:name="T9" style:family="text">
      <style:text-properties officeooo:rsid="0022e766"/>
    </style:style>
    <style:style style:name="T10" style:family="text">
      <style:text-properties officeooo:rsid="00234101"/>
    </style:style>
    <style:style style:name="T11" style:family="text">
      <style:text-properties officeooo:rsid="002758ec"/>
    </style:style>
    <style:style style:name="T12" style:family="text">
      <style:text-properties officeooo:rsid="00428886"/>
    </style:style>
    <style:style style:name="T13" style:family="text">
      <style:text-properties officeooo:rsid="004425d7"/>
    </style:style>
    <style:style style:name="T14" style:family="text">
      <style:text-properties officeooo:rsid="00468290"/>
    </style:style>
    <style:style style:name="T15" style:family="text">
      <style:text-properties officeooo:rsid="005032a4"/>
    </style:style>
    <style:style style:name="T16" style:family="text">
      <style:text-properties officeooo:rsid="005c0d72"/>
    </style:style>
    <style:style style:name="T17" style:family="text">
      <style:text-properties officeooo:rsid="005e8cfd"/>
    </style:style>
    <style:style style:name="T18" style:family="text">
      <style:text-properties officeooo:rsid="0062c104"/>
    </style:style>
    <style:style style:name="T19" style:family="text">
      <style:text-properties officeooo:rsid="00670b11"/>
    </style:style>
    <style:style style:name="T20" style:family="text">
      <style:text-properties officeooo:rsid="006b132d"/>
    </style:style>
    <style:style style:name="T21" style:family="text">
      <style:text-properties officeooo:rsid="006f5f32"/>
    </style:style>
    <style:style style:name="T22" style:family="text">
      <style:text-properties officeooo:rsid="00768b24"/>
    </style:style>
    <style:style style:name="T23" style:family="text">
      <style:text-properties officeooo:rsid="007b27a3"/>
    </style:style>
    <style:style style:name="T24" style:family="text">
      <style:text-properties officeooo:rsid="008699ef"/>
    </style:style>
    <style:style style:name="T25" style:family="text">
      <style:text-properties officeooo:rsid="00946ad4"/>
    </style:style>
    <style:style style:name="T26" style:family="text">
      <style:text-properties officeooo:rsid="00972207"/>
    </style:style>
    <style:style style:name="T27" style:family="text">
      <style:text-properties officeooo:rsid="009a40b7"/>
    </style:style>
    <style:style style:name="T28" style:family="text">
      <style:text-properties officeooo:rsid="00a055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<text:span text:style-name="T7">2</text:span> – Adressage IP</text:p>
      <text:p text:style-name="P2"/>
      <text:h text:style-name="Heading_20_2" text:outline-level="2">1 – <text:span text:style-name="T8">Les masques de sous-réseau</text:span></text:h>
      <text:h text:style-name="Heading_20_3" text:outline-level="3">Exercice 1</text:h>
      <text:p text:style-name="P4">Adresse IP = 0010 0010.1101 0000.0111 1011.0000 1100 = 34.208.123.12<text:line-break/>Masque <text:s text:c="4"/>= 1111 1111.1111 1111.0000 0000.0000 0000 = 255.255.0.0<text:line-break/>Masque C1 <text:s/>= 0000 0000.0000 0000.1111 1111.1111 1111 = 0.0.255.255<text:line-break/>Réseau <text:s text:c="4"/>= 0010 0010.1101 0000.0000.0000.0000 0000 = 34.208.0.0<text:line-break/>Machine <text:s text:c="3"/>= <text:span text:style-name="T9">0000 0000.0000 0000.0111 1011.0000 1100 = 0.0.123.12</text:span></text:p>
      <text:p text:style-name="P3">Adresse IP = <text:span text:style-name="T9">1100 0001.0011 0001.1001 0000.0000 0001</text:span> = <text:span text:style-name="T9">193.49.144.1</text:span><text:line-break/>Masque <text:s text:c="4"/>= <text:span text:style-name="T9">1111 1111.1111 1110.0000 0000.0000 0000</text:span> = 255.25<text:span text:style-name="T9">4.0.0</text:span><text:line-break/>Masque C1 <text:s/>= <text:span text:style-name="T9">0000 0000.0000 0001.1111 1111.1111 1111 = 0.1.255.255</text:span><text:line-break/>Réseau <text:s text:c="4"/>= <text:span text:style-name="T9">1100 0001.0011 0000.0000 0000.0000 0000 = 193.48.0.0</text:span><text:line-break/>Machine <text:s text:c="3"/>= <text:span text:style-name="T9">0000 0000.0000 0001.1001 0000.0000 0001 = 0.1.144.1</text:span></text:p>
      <text:p text:style-name="P18">Adresse IP = <text:span text:style-name="T9">1100 0001.0011 0001.1001 0000.1000 0001</text:span> = <text:span text:style-name="T9">193.49.144.129</text:span><text:line-break/>Masque <text:s text:c="4"/>= <text:span text:style-name="T9">1111 1111.1111 1111.1000 0000.0000 0001</text:span> = 255.<text:span text:style-name="T10">255.128.1</text:span><text:line-break/>Masque C1 <text:s/>= <text:span text:style-name="T9">0000 0000.0000 0000.0111 1111.1111 1110 = 0.0.127.254</text:span><text:line-break/>Réseau <text:s text:c="4"/>= <text:span text:style-name="T9">1100 0001.0011 0001.1000 0000.0000 0001 = 193.49.128.1</text:span><text:line-break/>Machine <text:s text:c="3"/>= <text:span text:style-name="T11">0000 0000.0000 0000.0001 0000.1000 0000 = 0.0.16.128</text:span></text:p>
      <text:h text:style-name="P11" text:outline-level="3">Exercice 2</text:h>
      <text:p text:style-name="P18">34.208.123.12/<text:span text:style-name="T12">16<text:line-break/>193.49.144.1/15<text:line-break/>193.49.144.129/Pas possible </text:span></text:p>
      <text:h text:style-name="P12" text:outline-level="3">Exercice 3</text:h>
      <text:p text:style-name="P6">12<text:span text:style-name="T15">8</text:span> adresses sont possibles, <text:span text:style-name="T13">en allant de </text:span>192.168.0.<text:span text:style-name="T15">0</text:span> à 192.168.0.127.</text:p>
      <text:h text:style-name="P13" text:outline-level="3">Exercice 4</text:h>
      <text:p text:style-name="P7">Il suffit de comparer leurs adresses réseaux.</text:p>
      <text:p text:style-name="P19"><text:span text:style-name="T14">192.168.0.140 = 192.168.0.128<text:line-break/>192.168.0.20 <text:s/>= 192.168.0.0<text:line-break/>192.168.0.185 = 192.168.0.128</text:span></text:p>
      <text:p text:style-name="P8">La deuxième adresse ne fait donc pas parti<text:span text:style-name="T16">e</text:span> du réseau des deux autres.</text:p>
      <text:h text:style-name="P16" text:outline-level="2"><text:soft-page-break/>1.1 – Adresses spécifiques (réseau, broadcast)</text:h>
      <text:h text:style-name="P14" text:outline-level="3">Exercice 5</text:h>
      <text:p text:style-name="P5">Adresse IP = <text:span text:style-name="T18">110</text:span>0 00<text:span text:style-name="T18">01</text:span>.<text:span text:style-name="T19">0011</text:span> 000<text:span text:style-name="T20">1</text:span>.<text:span text:style-name="T21">1001</text:span> <text:span text:style-name="T21">0000</text:span>.0000 <text:span text:style-name="T21">0001</text:span> = <text:span text:style-name="T17">193.49.144.1</text:span><text:line-break/>Masque <text:s text:c="4"/>= <text:span text:style-name="T9">1111 1111.1111 1110.0000 0000.0000 0000</text:span> = 255.25<text:span text:style-name="T9">4.0.0</text:span><text:line-break/>Réseau <text:s text:c="4"/>= <text:span text:style-name="T18">110</text:span>0 00<text:span text:style-name="T18">01</text:span>.<text:span text:style-name="T19">0011</text:span> 000<text:span text:style-name="T22">0</text:span>.<text:span text:style-name="T22">0000</text:span> <text:span text:style-name="T21">0000</text:span>.0000 <text:span text:style-name="T21">0000</text:span> = <text:span text:style-name="T23">193.48.0.0</text:span><text:line-break/><text:span text:style-name="T24">Broadcast <text:s/>= 110</text:span>0 00<text:span text:style-name="T18">01</text:span>.<text:span text:style-name="T19">0011</text:span> 000<text:span text:style-name="T22">0</text:span>.<text:span text:style-name="T22">0000</text:span> <text:span text:style-name="T21">0000</text:span>.0000 <text:span text:style-name="T21">0000</text:span> = <text:span text:style-name="T23">193.49.255.255</text:span></text:p>
      <text:p text:style-name="P9">17 bits étant disponible pour définir <text:span text:style-name="T25">l’adresse d’une machine, 131 072 peuvent se connecter au réseau (131 070 en enlevant l’adresse de réseau et de broadcast.)</text:span></text:p>
      <text:h text:style-name="P17" text:outline-level="2">1.2. Choisir un masque selon un nombre de machines</text:h>
      <text:h text:style-name="P15" text:outline-level="3"><text:span text:style-name="T26">Exercice 6</text:span></text:h>
      <text:p text:style-name="Text_20_body">5 bits pour la chinema</text:p>
      <text:p text:style-name="Code">Masque = <text:span text:style-name="T9">1111 1111.1111 1111.1111 1111.1110 0000</text:span> = 255.25<text:span text:style-name="T28">5.255.224</text:span></text:p>
      <text:p text:style-name="P10">193.255.34.64 → 193.255.34.95<text:line-break/>193.255.34.96 → 193.255.34.127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officeooo:rsid="000e0d8d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" fo:font-family="'Liberation Sans'" style:font-family-generic="swiss" style:font-pitch="variable" fo:font-size="11pt" officeooo:rsid="000e0d8d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2pt" fo:font-weight="bold" officeooo:rsid="000e0d8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de" style:family="paragraph" style:parent-style-name="Text_20_body">
      <style:text-properties style:text-position="0% 100%" style:font-name="Noto Sans Mono CJK JP Regular" fo:font-family="'Noto Sans Mono CJK JP Regular'" style:font-family-generic="swiss" style:font-pitch="variable" officeooo:rsid="0022793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11:10.127512330</meta:creation-date>
    <dc:date>2018-09-19T11:59:03.141978039</dc:date>
    <meta:editing-duration>PT3H17M49S</meta:editing-duration>
    <meta:editing-cycles>72</meta:editing-cycles>
    <meta:generator>LibreOffice/5.1.6.2$Linux_X86_64 LibreOffice_project/10m0$Build-2</meta:generator>
    <meta:document-statistic meta:table-count="0" meta:image-count="0" meta:object-count="0" meta:page-count="2" meta:paragraph-count="23" meta:word-count="300" meta:character-count="2121" meta:non-whitespace-character-count="1793"/>
  </office:meta>
</office:document-meta>
</file>